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<text:s text:c="23"/>Conversation avec l'IA étudiante</text:h>
      <text:p text:style-name="Normal"/>
      <text:p text:style-name="Normal"/>
      <text:p text:style-name="P2">Discussion IA :</text:p>
      <text:p text:style-name="Normal">IA : Parfait, vous allez m'expliquer l'encapsulation. LET’S BEGIN ! Alors, qu'est-ce que l'encapsulation exactement ? Je n'ai pas vraiment compris ce terme.</text:p>
      <text:p text:style-name="Normal"/>
      <text:p text:style-name="Normal">MOI :<text:s/>une encapsulation est le faite que l'attribut soit privée et ne soit pas accessible pour d'autre classes.</text:p>
      <text:p text:style-name="Normal">IA :<text:s/>D'accord, je comprends que les attributs sont privés. Mais pourquoi est-ce important que les attributs soient privés ? Qu'est-ce qui se passerait si je pouvais y accéder directement depuis d'autres classes ?</text:p>
      <text:p text:style-name="Normal">MOI :<text:s/>je pourrai modifier la valeur et la remplacer par des données erronées.</text:p>
      <text:p text:style-name="Normal">IA :<text:s/>Ah, je vois ! Donc, si je comprends bien, cela pourrait entraîner des erreurs dans mon programme. Mais comment l'encapsulation aide-t-elle à éviter cela ? Qu'est-ce que je devrais faire pour accéder ou modifier ces attributs privés ?</text:p>
      <text:p text:style-name="Normal">MOI :<text:s/>utiliser des méthodes comme get ou set.</text:p>
      <text:p text:style-name="Normal">IA :<text:s/>Ah, d'accord ! Donc, les méthodes **get** et **set** sont utilisées pour accéder ou modifier les attributs privés. Mais comment fonctionnent-elles exactement ? Pouvez-vous m'expliquer comment écrire une méthode **get** et une méthode **set** ?</text:p>
      <text:p text:style-name="Normal">MOI :<text:s/>get + nom de l'attribut pour avoir accès à la valeur de l'attribut puis set + nom de l'attribut pour la modifier.</text:p>
      <text:p text:style-name="Normal">IA :<text:s/>Merci pour l'explication ! Mais, juste pour être sûr, pourriez-vous donner un exemple concret d'une méthode **get** et d'une méthode **set** pour un attribut, disons un attribut appelé `age` ? Cela m'aiderait à mieux visualiser.</text:p>
      <text:p text:style-name="Normal">MOI :<text:s/>public double getAge(){ return age;}</text:p>
      <text:p text:style-name="Normal">IA :<text:s/>D'accord, donc la méthode **getAge()** renvoie la valeur de l'attribut `age`. C'est clair maintenant ! Et pour la méthode **set**, est-ce que vous pourriez me montrer comment cela fonctionnerait pour modifier l'attribut `age` ?</text:p>
      <text:p text:style-name="P3">MOI : public double set(double age){return age;}.</text:p>
      <text:soft-page-break/>
      <text:p text:style-name="Normal">IA: Je crois que je me perds un peu. Vous avez dit que la méthode **set** s'appelle `set()`, mais je pense que cela ne semble pas correct. Comment devrais-je structurer la méthode pour qu'elle change réellement la valeur de l'attribut `age` ?</text:p>
      <text:p text:style-name="Normal">MOI :<text:s/>placer la nouvelle valeur de age en paramètre.</text:p>
      <text:p text:style-name="Normal">IA :<text:s/>Ah, je comprends mieux maintenant ! Donc, la méthode **set** doit prendre un paramètre pour mettre à jour l'attribut. Cela devrait ressembler à quelque chose comme ça, non ?<text:s/></text:p>
      <text:p text:style-name="Normal"/>
      <text:p text:style-name="Normal">```java</text:p>
      <text:p text:style-name="Normal">public void setAge(double age) {</text:p>
      <text:p text:style-name="Normal"><text:s text:c="4"/>this.age = age;</text:p>
      <text:p text:style-name="Normal">}</text:p>
      <text:p text:style-name="Normal">```</text:p>
      <text:p text:style-name="Normal">Est-ce correct ? Et pourquoi utilisons-nous le mot-clé **this** ici ?</text:p>
      <text:p text:style-name="Normal">MOI :<text:s/>this signifie que l'on travaille sur l'objet courant.</text:p>
      <text:p text:style-name="Normal">IA :<text:s/>Merci pour l'explication ! Donc, **this** permet de distinguer l'attribut de l'objet de la variable que nous passons en paramètre. C'est logique. Alors, juste pour résumer : l'encapsulation protège les attributs en les rendant privés et nous utilisons des méthodes **get** et **set** pour interagir avec eux. C'est bien ça ?</text:p>
      <text:p text:style-name="Normal">MOI :<text:s/>oui c'est cela.</text:p>
      <text:p text:style-name="Normal">IA :<text:s/>Merci beaucoup pour cette leçon sur l'encapsulation ! J'ai beaucoup appris. C'était très clair. Je pense que nous avons terminé. **LEÇON TERMINÉE**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Prénom : Abdel Wahab <text:s text:c="103"/>série :2bin3</text:p>
        <text:p text:style-name="En-tête">Nom : EL Azhari <text:s text:c="13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lwahabe876@gmail.com</meta:initial-creator>
    <dc:creator>abdelwahabe876@gmail.com</dc:creator>
    <meta:creation-date>2024-09-18T18:43:00Z</meta:creation-date>
    <dc:date>2024-09-18T19:00:00Z</dc:date>
    <meta:template xlink:href="Normal.dotm" xlink:type="simple"/>
    <meta:editing-cycles>1</meta:editing-cycles>
    <meta:editing-duration>PT1020S</meta:editing-duration>
    <meta:document-statistic meta:page-count="2" meta:paragraph-count="6" meta:word-count="466" meta:character-count="3026" meta:row-count="21" meta:non-whitespace-character-count="2566"/>
  </office:meta>
</office:document-meta>
</file>